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gradient" draw:fill-gradient-name="a4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gradient" draw:fill-gradient-name="a50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gradient" draw:fill-gradient-name="a6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gradient" draw:fill-gradient-name="a52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 style:parent-style-name="Graphics">
      <style:graphic-properties draw:fill="none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gradient" draw:fill-gradient-name="a54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05">
      <style:drawing-page-properties draw:fill="gradient" draw:fill-gradient-name="a4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gradient" draw:fill-gradient-name="a6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gradient" draw:fill-gradient-name="a5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5">
      <style:drawing-page-properties draw:fill="gradient" draw:fill-gradient-name="a73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gradient" draw:fill-gradient-name="a58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6">
      <style:drawing-page-properties draw:fill="gradient" draw:fill-gradient-name="a4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CARGA DIFERIDA/LAZY LOADING</text:span><text:span text:style-name="a395" text:class-names=""/></text:p>
          </draw:text-box>
          <svg:title/>
          <svg:desc/>
        </draw:frame>
        <draw:frame draw:id="id64" presentation:style-name="a403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OPTIMIZACIÓN DEL RENDIMIENTO WEB</text:span></text:p>
            <text:p text:style-name="a402" text:class-names="" text:cond-style-name=""><text:span text:style-name="a400" text:class-names="">SERGIO SÁNCHEZ CARRASCO</text:span><text:span text:style-name="a401" text:class-names=""/></text:p>
          </draw:text-box>
          <svg:title/>
          <svg:desc/>
        </draw:frame>
      </draw:page>
      <draw:page draw:name="Slide2" draw:style-name="a405" draw:master-page-name="Master1-Layout2-obj-Título-y-objetos" presentation:presentation-page-layout-name="Master1-PPL2" draw:id="Slide-257">
        <draw:frame draw:id="id65" presentation:style-name="a409" draw:name="Título 1" svg:x="0.91667in" svg:y="0.39931in" svg:width="11.5in" svg:height="1.44965in" presentation:class="title" presentation:placeholder="false">
          <draw:text-box>
            <text:p text:style-name="a408" text:class-names="" text:cond-style-name=""><text:span text:style-name="a406" text:class-names="">INDICE DE CONTENIDOS</text:span><text:span text:style-name="a407" text:class-names=""/></text:p>
          </draw:text-box>
          <svg:title/>
          <svg:desc/>
        </draw:frame>
        <draw:frame draw:id="id66" presentation:style-name="a464" draw:name="Marcador de contenido 2" svg:x="0.91667in" svg:y="1.52631in" svg:width="11.5in" svg:height="5.73684in" presentation:class="outline" presentation:placeholder="false">
          <draw:text-box>
            <text:list text:style-name="a412">
              <text:list-item>
                <text:p text:style-name="a411" text:class-names="" text:cond-style-name=""><text:span text:style-name="a410" text:class-names="">INTRODUCCIÓN</text:span></text:p>
              </text:list-item>
            </text:list>
            <text:list text:style-name="a422">
              <text:list-item>
                <text:p text:style-name="a421" text:class-names="" text:cond-style-name=""><text:span text:style-name="a413" text:class-names="">CONCEPTO</text:span><text:span text:style-name="a414" text:class-names=""><text:s text:c="1"/></text:span><text:span text:style-name="a415" text:class-names="">DE</text:span><text:span text:style-name="a416" text:class-names=""><text:s text:c="1"/></text:span><text:span text:style-name="a417" text:class-names="">LAZY</text:span><text:span text:style-name="a418" text:class-names=""><text:s text:c="1"/></text:span><text:span text:style-name="a419" text:class-names="">LOADING</text:span><text:span text:style-name="a420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RELACIÓN CON ASIGNATURA DE IS2</text:span></text:p>
              </text:list-item>
            </text:list>
            <text:list text:style-name="a432">
              <text:list-item>
                <text:p text:style-name="a431" text:class-names="" text:cond-style-name=""><text:span text:style-name="a426" text:class-names="">IMPLEMENTACIÓN</text:span><text:span text:style-name="a427" text:class-names=""><text:s text:c="1"/></text:span><text:span text:style-name="a428" text:class-names="">EN</text:span><text:span text:style-name="a429" text:class-names=""><text:s text:c="1"/></text:span><text:span text:style-name="a430" text:class-names="">IMÁGENES</text:span></text:p>
              </text:list-item>
            </text:list>
            <text:list text:style-name="a442">
              <text:list-item>
                <text:p text:style-name="a441" text:class-names="" text:cond-style-name=""><text:span text:style-name="a433" text:class-names="">VENTAJAS</text:span><text:span text:style-name="a434" text:class-names=""><text:s text:c="1"/></text:span><text:span text:style-name="a435" text:class-names="">DEL</text:span><text:span text:style-name="a436" text:class-names=""><text:s text:c="1"/></text:span><text:span text:style-name="a437" text:class-names="">LAZY</text:span><text:span text:style-name="a438" text:class-names=""><text:s text:c="1"/></text:span><text:span text:style-name="a439" text:class-names="">LOADING</text:span><text:span text:style-name="a440" text:class-names=""/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RIESGOS DE LAZY LOADING</text:span></text:p>
              </text:list-item>
            </text:list>
            <text:list text:style-name="a451">
              <text:list-item>
                <text:p text:style-name="a450" text:class-names="" text:cond-style-name=""><text:span text:style-name="a446" text:class-names="">EJEMPLO</text:span><text:span text:style-name="a447" text:class-names=""><text:s text:c="1"/></text:span><text:span text:style-name="a448" text:class-names="">PRÁCTICO</text:span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LAZY LOADING EN OTROS ELEMENTOS</text:span></text:p>
              </text:list-item>
            </text:list>
            <text:list text:style-name="a459">
              <text:list-item>
                <text:p text:style-name="a458" text:class-names="" text:cond-style-name=""><text:span text:style-name="a455" text:class-names="">MEJORES</text:span><text:span text:style-name="a456" text:class-names=""><text:s text:c="1"/></text:span><text:span text:style-name="a457" text:class-names="">PRÁCTICAS</text:span></text:p>
              </text:list-item>
            </text:list>
            <text:list text:style-name="a463">
              <text:list-item>
                <text:p text:style-name="a462" text:class-names="" text:cond-style-name=""><text:span text:style-name="a460" text:class-names="">RESUMEN</text:span><text:span text:style-name="a461" text:class-names=""/></text:p>
              </text:list-item>
            </text:list>
          </draw:text-box>
          <svg:title/>
          <svg:desc/>
        </draw:frame>
      </draw:page>
      <draw:page draw:name="Slide3" draw:style-name="a466" draw:master-page-name="Master1-Layout2-obj-Título-y-objetos" presentation:presentation-page-layout-name="Master1-PPL2" draw:id="Slide-258">
        <draw:frame draw:id="id67" presentation:style-name="a470" draw:name="Título 1" svg:x="0.91667in" svg:y="0.39931in" svg:width="11.5in" svg:height="1.44965in" presentation:class="title" presentation:placeholder="false">
          <draw:text-box>
            <text:p text:style-name="a469" text:class-names="" text:cond-style-name=""><text:span text:style-name="a467" text:class-names="">1. INTRODUCCIÓN</text:span><text:span text:style-name="a468" text:class-names=""/></text:p>
          </draw:text-box>
          <svg:title/>
          <svg:desc/>
        </draw:frame>
        <draw:frame draw:id="id68" presentation:style-name="a487" draw:name="Marcador de contenido 2" svg:x="0.91667in" svg:y="1.99653in" svg:width="11.5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En las siguientes diapositivas veremos:</text:span></text:p>
              </text:list-item>
            </text:list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74" text:class-names="">Definición</text:span><text:span text:style-name="a475" text:class-names=""><text:s text:c="1"/></text:span><text:span text:style-name="a476" text:class-names="">de</text:span><text:span text:style-name="a477" text:class-names=""><text:s text:c="1"/></text:span><text:span text:style-name="a478" text:class-names="">carga</text:span><text:span text:style-name="a479" text:class-names=""><text:s text:c="1"/></text:span><text:span text:style-name="a480" text:class-names="">diferida.</text:span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3" text:class-names="">Conceptos relacionados con el rendimiento web</text:span><text:span text:style-name="a48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489" draw:master-page-name="Master1-Layout2-obj-Título-y-objetos" presentation:presentation-page-layout-name="Master1-PPL2" draw:id="Slide-259">
        <draw:frame draw:id="id69" presentation:style-name="a493" draw:name="Título 1" svg:x="0.91667in" svg:y="0.39931in" svg:width="11.5in" svg:height="1.44965in" presentation:class="title" presentation:placeholder="false">
          <draw:text-box>
            <text:p text:style-name="a492" text:class-names="" text:cond-style-name=""><text:span text:style-name="a490" text:class-names="">2. CONCEPTO DE LAZY LOADING</text:span><text:span text:style-name="a491" text:class-names=""/></text:p>
          </draw:text-box>
          <svg:title/>
          <svg:desc/>
        </draw:frame>
        <draw:frame draw:id="id70" presentation:style-name="a507" draw:name="Marcador de contenido 2" svg:x="0.91667in" svg:y="1.99653in" svg:width="11.5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Carga del contenido en función del desplazamiento del usuario por la página web.</text:span></text:p>
              </text:list-item>
            </text:list>
            <text:list text:style-name="a506">
              <text:list-item>
                <text:p text:style-name="a505" text:class-names="" text:cond-style-name=""><text:span text:style-name="a497" text:class-names="">Evita</text:span><text:span text:style-name="a498" text:class-names=""><text:s text:c="1"/></text:span><text:span text:style-name="a499" text:class-names="">la</text:span><text:span text:style-name="a500" text:class-names=""><text:s text:c="1"/></text:span><text:span text:style-name="a501" text:class-names="">carga</text:span><text:span text:style-name="a502" text:class-names=""><text:s text:c="1"/></text:span><text:span text:style-name="a503" text:class-names="">innecesaria de elementos NO visibles.</text:span><text:span text:style-name="a504" text:class-names=""/></text:p>
              </text:list-item>
            </text:list>
          </draw:text-box>
          <svg:title/>
          <svg:desc/>
        </draw:frame>
      </draw:page>
      <draw:page draw:name="Slide5" draw:style-name="a509" draw:master-page-name="Master1-Layout2-obj-Título-y-objetos" presentation:presentation-page-layout-name="Master1-PPL2" draw:id="Slide-260">
        <draw:frame draw:id="id71" presentation:style-name="a513" draw:name="Título 1" svg:x="0.91667in" svg:y="0.39931in" svg:width="11.5in" svg:height="1.44965in" presentation:class="title" presentation:placeholder="false">
          <draw:text-box>
            <text:p text:style-name="a512" text:class-names="" text:cond-style-name=""><text:span text:style-name="a510" text:class-names="">3. RELACIÓN CON IS2</text:span><text:span text:style-name="a511" text:class-names=""/></text:p>
          </draw:text-box>
          <svg:title/>
          <svg:desc/>
        </draw:frame>
        <draw:frame draw:id="id72" presentation:style-name="a526" draw:name="Marcador de contenido 2" svg:x="0.91667in" svg:y="1.99653in" svg:width="11.5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14" text:class-names="">El<text:s text:c="1"/></text:span><text:span text:style-name="a515" text:class-names="">lazy</text:span><text:span text:style-name="a516" text:class-names=""><text:s text:c="1"/></text:span><text:span text:style-name="a517" text:class-names="">loading</text:span><text:span text:style-name="a518" text:class-names=""><text:s text:c="1"/>en IS2 lo veíamos con el patrón proxy, que servía para añadir una extensión de la imagen (una copia<text:s text:c="1"/></text:span><text:span text:style-name="a519" text:class-names="">identica</text:span><text:span text:style-name="a520" text:class-names="">).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6" draw:style-name="a528" draw:master-page-name="Master1-Layout2-obj-Título-y-objetos" presentation:presentation-page-layout-name="Master1-PPL2" draw:id="Slide-261">
        <draw:frame draw:id="id73" presentation:style-name="a532" draw:name="Título 1" svg:x="0.91667in" svg:y="0.39931in" svg:width="11.5in" svg:height="1.44965in" presentation:class="title" presentation:placeholder="false">
          <draw:text-box>
            <text:p text:style-name="a531" text:class-names="" text:cond-style-name=""><text:span text:style-name="a529" text:class-names="">4. IMPLEMENTACIÓN DE IMÁGENES CON LL.</text:span><text:span text:style-name="a530" text:class-names=""/></text:p>
          </draw:text-box>
          <svg:title/>
          <svg:desc/>
        </draw:frame>
        <draw:frame draw:id="id74" presentation:style-name="a543" draw:name="Marcador de contenido 2" svg:x="0.91667in" svg:y="1.99653in" svg:width="11.5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3" text:class-names="">Tenemos que añadir la propiedad<text:s text:c="1"/></text:span><text:span text:style-name="a534" text:class-names="">lazy</text:span><text:span text:style-name="a535" text:class-names="">=“</text:span><text:span text:style-name="a536" text:class-names="">loading</text:span><text:span text:style-name="a537" text:class-names="">”: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  <draw:frame draw:id="id75" draw:style-name="a544" draw:name="Imagen 4" svg:x="0.20794in" svg:y="2.92023in" svg:width="12.91745in" svg:height="0.4314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" draw:style-name="a546" draw:master-page-name="Master1-Layout2-obj-Título-y-objetos" presentation:presentation-page-layout-name="Master1-PPL2" draw:id="Slide-262">
        <draw:frame draw:id="id76" presentation:style-name="a550" draw:name="Título 1" svg:x="0.91667in" svg:y="0.39931in" svg:width="11.5in" svg:height="1.44965in" presentation:class="title" presentation:placeholder="false">
          <draw:text-box>
            <text:p text:style-name="a549" text:class-names="" text:cond-style-name=""><text:span text:style-name="a547" text:class-names="">5. VENTAJAS DE LAZY LOADING</text:span><text:span text:style-name="a548" text:class-names=""/></text:p>
          </draw:text-box>
          <svg:title/>
          <svg:desc/>
        </draw:frame>
        <draw:frame draw:id="id77" presentation:style-name="a572" draw:name="Marcador de contenido 2" svg:x="0.91667in" svg:y="1.99653in" svg:width="11.5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Mejor rendimiento de la página.</text:span></text:p>
              </text:list-item>
            </text:list>
            <text:list text:style-name="a558">
              <text:list-item>
                <text:p text:style-name="a557" text:class-names="" text:cond-style-name=""><text:span text:style-name="a554" text:class-names="">Menor</text:span><text:span text:style-name="a555" text:class-names=""><text:s text:c="1"/></text:span><text:span text:style-name="a556" text:class-names="">tiempo de carga</text:span></text:p>
              </text:list-item>
            </text:list>
            <text:list text:style-name="a571">
              <text:list-item>
                <text:p text:style-name="a570" text:class-names="" text:cond-style-name=""><text:span text:style-name="a559" text:class-names="">Ahorro</text:span><text:span text:style-name="a560" text:class-names=""><text:s text:c="1"/></text:span><text:span text:style-name="a561" text:class-names="">de</text:span><text:span text:style-name="a562" text:class-names=""><text:s text:c="1"/></text:span><text:span text:style-name="a563" text:class-names="">ancho</text:span><text:span text:style-name="a564" text:class-names=""><text:s text:c="1"/></text:span><text:span text:style-name="a565" text:class-names="">de</text:span><text:span text:style-name="a566" text:class-names=""><text:s text:c="1"/></text:span><text:span text:style-name="a567" text:class-names="">band</text:span><text:span text:style-name="a568" text:class-names="">a</text:span><text:span text:style-name="a569" text:class-names=""/></text:p>
              </text:list-item>
            </text:list>
          </draw:text-box>
          <svg:title/>
          <svg:desc/>
        </draw:frame>
      </draw:page>
      <draw:page draw:name="Slide8" draw:style-name="a574" draw:master-page-name="Master1-Layout2-obj-Título-y-objetos" presentation:presentation-page-layout-name="Master1-PPL2" draw:id="Slide-263">
        <draw:frame draw:id="id78" presentation:style-name="a578" draw:name="Título 1" svg:x="0.91667in" svg:y="0.39931in" svg:width="11.5in" svg:height="1.44965in" presentation:class="title" presentation:placeholder="false">
          <draw:text-box>
            <text:p text:style-name="a577" text:class-names="" text:cond-style-name=""><text:span text:style-name="a575" text:class-names="">6. RIESGOS DE LAZY LOADING</text:span><text:span text:style-name="a576" text:class-names=""/></text:p>
          </draw:text-box>
          <svg:title/>
          <svg:desc/>
        </draw:frame>
        <draw:frame draw:id="id79" presentation:style-name="a586" draw:name="Marcador de contenido 2" svg:x="0.91667in" svg:y="1.99653in" svg:width="11.5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Posibles problemas de no cargar elementos a tiempo</text:span></text:p>
              </text:list-item>
            </text:list>
            <text:list text:style-name="a585">
              <text:list-item>
                <text:p text:style-name="a584" text:class-names="" text:cond-style-name=""><text:span text:style-name="a582" text:class-names="">Recomendaciones de uso adecuado para evitar problemas con audio, vídeo, imágenes…</text:span><text:span text:style-name="a583" text:class-names=""/></text:p>
              </text:list-item>
            </text:list>
          </draw:text-box>
          <svg:title/>
          <svg:desc/>
        </draw:frame>
      </draw:page>
      <draw:page draw:name="Slide9" draw:style-name="a588" draw:master-page-name="Master1-Layout2-obj-Título-y-objetos" presentation:presentation-page-layout-name="Master1-PPL2" draw:id="Slide-264">
        <draw:frame draw:id="id80" presentation:style-name="a592" draw:name="Título 1" svg:x="0.91667in" svg:y="0.39931in" svg:width="11.5in" svg:height="1.44965in" presentation:class="title" presentation:placeholder="false">
          <draw:text-box>
            <text:p text:style-name="a591" text:class-names="" text:cond-style-name=""><text:span text:style-name="a589" text:class-names="">7. EJEMPLO PRÁCTICO</text:span><text:span text:style-name="a590" text:class-names=""/></text:p>
          </draw:text-box>
          <svg:title/>
          <svg:desc/>
        </draw:frame>
        <draw:frame draw:id="id81" presentation:style-name="a651" draw:name="Marcador de contenido 2" svg:x="0.91667in" svg:y="1.99653in" svg:width="11.5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3" text:class-names="">&lt;</text:span><text:span text:style-name="a594" text:class-names="">div</text:span><text:span text:style-name="a595" text:class-names="">&gt;</text:span></text:p>
              </text:list-item>
            </text:list>
            <text:list text:style-name="a612">
              <text:list-item>
                <text:p text:style-name="a611" text:class-names="" text:cond-style-name=""><text:span text:style-name="a598" text:class-names=""><text:s text:c="2"/>&lt;</text:span><text:span text:style-name="a599" text:class-names="">img</text:span><text:span text:style-name="a600" text:class-names=""><text:s text:c="1"/></text:span><text:span text:style-name="a601" text:class-names="">loading</text:span><text:span text:style-name="a602" text:class-names="">="</text:span><text:span text:style-name="a603" text:class-names="">lazy</text:span><text:span text:style-name="a604" text:class-names="">"<text:s text:c="1"/></text:span><text:span text:style-name="a605" text:class-names="">src</text:span><text:span text:style-name="a606" text:class-names="">="image1.jpg"<text:s text:c="1"/></text:span><text:span text:style-name="a607" text:class-names="">alt</text:span><text:span text:style-name="a608" text:class-names="">="</text:span><text:span text:style-name="a609" text:class-names="">Image</text:span><text:span text:style-name="a610" text:class-names=""><text:s text:c="1"/>1"&gt;</text:span></text:p>
              </text:list-item>
            </text:list>
            <text:list text:style-name="a627">
              <text:list-item>
                <text:p text:style-name="a626" text:class-names="" text:cond-style-name=""><text:span text:style-name="a613" text:class-names=""><text:s text:c="2"/>&lt;</text:span><text:span text:style-name="a614" text:class-names="">img</text:span><text:span text:style-name="a615" text:class-names=""><text:s text:c="1"/></text:span><text:span text:style-name="a616" text:class-names="">loading</text:span><text:span text:style-name="a617" text:class-names="">="</text:span><text:span text:style-name="a618" text:class-names="">lazy</text:span><text:span text:style-name="a619" text:class-names="">"<text:s text:c="1"/></text:span><text:span text:style-name="a620" text:class-names="">src</text:span><text:span text:style-name="a621" text:class-names="">="image2.jpg"<text:s text:c="1"/></text:span><text:span text:style-name="a622" text:class-names="">alt</text:span><text:span text:style-name="a623" text:class-names="">="</text:span><text:span text:style-name="a624" text:class-names="">Image</text:span><text:span text:style-name="a625" text:class-names=""><text:s text:c="1"/>2"&gt;</text:span></text:p>
              </text:list-item>
            </text:list>
            <text:list text:style-name="a642">
              <text:list-item>
                <text:p text:style-name="a641" text:class-names="" text:cond-style-name=""><text:span text:style-name="a628" text:class-names=""><text:s text:c="2"/>&lt;</text:span><text:span text:style-name="a629" text:class-names="">img</text:span><text:span text:style-name="a630" text:class-names=""><text:s text:c="1"/></text:span><text:span text:style-name="a631" text:class-names="">loading</text:span><text:span text:style-name="a632" text:class-names="">="</text:span><text:span text:style-name="a633" text:class-names="">lazy</text:span><text:span text:style-name="a634" text:class-names="">"<text:s text:c="1"/></text:span><text:span text:style-name="a635" text:class-names="">src</text:span><text:span text:style-name="a636" text:class-names="">="image3.jpg"<text:s text:c="1"/></text:span><text:span text:style-name="a637" text:class-names="">alt</text:span><text:span text:style-name="a638" text:class-names="">="</text:span><text:span text:style-name="a639" text:class-names="">Image</text:span><text:span text:style-name="a640" text:class-names=""><text:s text:c="1"/>3"&gt;</text:span></text:p>
              </text:list-item>
            </text:list>
            <text:list text:style-name="a647">
              <text:list-item>
                <text:p text:style-name="a646" text:class-names="" text:cond-style-name=""><text:span text:style-name="a643" text:class-names="">&lt;/</text:span><text:span text:style-name="a644" text:class-names="">div</text:span><text:span text:style-name="a645" text:class-names="">&gt;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0" draw:style-name="a653" draw:master-page-name="Master1-Layout2-obj-Título-y-objetos" presentation:presentation-page-layout-name="Master1-PPL2" draw:id="Slide-265">
        <draw:frame draw:id="id82" presentation:style-name="a661" draw:name="Título 1" svg:x="0.91667in" svg:y="0.39931in" svg:width="11.5in" svg:height="1.44965in" presentation:class="title" presentation:placeholder="false">
          <draw:text-box>
            <text:p text:style-name="a660" text:class-names="" text:cond-style-name=""><text:span text:style-name="a654" text:class-names="">8.<text:s text:c="1"/></text:span><text:span text:style-name="a655" text:class-names="">Lazy</text:span><text:span text:style-name="a656" text:class-names=""><text:s text:c="1"/></text:span><text:span text:style-name="a657" text:class-names="">Loading</text:span><text:span text:style-name="a658" text:class-names=""><text:s text:c="1"/>en otros elementos</text:span><text:span text:style-name="a659" text:class-names=""/></text:p>
          </draw:text-box>
          <svg:title/>
          <svg:desc/>
        </draw:frame>
        <draw:frame draw:id="id83" presentation:style-name="a695" draw:name="Marcador de contenido 2" svg:x="0.91667in" svg:y="1.99653in" svg:width="11.5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62" text:class-names="">Además</text:span><text:span text:style-name="a663" text:class-names=""><text:s text:c="1"/></text:span><text:span text:style-name="a664" text:class-names="">de</text:span><text:span text:style-name="a665" text:class-names=""><text:s text:c="1"/></text:span><text:span text:style-name="a666" text:class-names="">en</text:span><text:span text:style-name="a667" text:class-names=""><text:s text:c="1"/></text:span><text:span text:style-name="a668" text:class-names="">imágenes, se puede aplicar el<text:s text:c="1"/></text:span><text:span text:style-name="a669" text:class-names="">lazy</text:span><text:span text:style-name="a670" text:class-names=""><text:s text:c="1"/></text:span><text:span text:style-name="a671" text:class-names="">loading</text:span><text:span text:style-name="a672" text:class-names=""><text:s text:c="1"/>a vídeos,<text:s text:c="1"/></text:span><text:span text:style-name="a673" text:class-names="">iframes</text:span><text:span text:style-name="a674" text:class-names="">…</text:span></text:p>
              </text:list-item>
            </text:list>
            <text:list text:style-name="a680">
              <text:list-item>
                <text:p text:style-name="a679" text:class-names="" text:cond-style-name=""><text:span text:style-name="a677" text:class-names="">Ejemplo:</text:span><text:span text:style-name="a678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1" text:class-names="">&lt;video<text:s text:c="1"/></text:span><text:span text:style-name="a682" text:class-names="">loading</text:span><text:span text:style-name="a683" text:class-names="">="</text:span><text:span text:style-name="a684" text:class-names="">lazy</text:span><text:span text:style-name="a685" text:class-names="">"<text:s text:c="1"/></text:span><text:span text:style-name="a686" text:class-names="">controls</text:span><text:span text:style-name="a687" text:class-names=""><text:s text:c="1"/></text:span><text:span text:style-name="a688" text:class-names="">src</text:span><text:span text:style-name="a689" text:class-names="">="video.mp4"&gt;&lt;/video&gt;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1" draw:style-name="a697" draw:master-page-name="Master1-Layout2-obj-Título-y-objetos" presentation:presentation-page-layout-name="Master1-PPL2" draw:id="Slide-266">
        <draw:frame draw:id="id84" presentation:style-name="a701" draw:name="Título 1" svg:x="0.91667in" svg:y="0.39931in" svg:width="11.5in" svg:height="1.44965in" presentation:class="title" presentation:placeholder="false">
          <draw:text-box>
            <text:p text:style-name="a700" text:class-names="" text:cond-style-name=""><text:span text:style-name="a698" text:class-names="">9. MEJORES PRÁCTICAS</text:span><text:span text:style-name="a699" text:class-names=""/></text:p>
          </draw:text-box>
          <svg:title/>
          <svg:desc/>
        </draw:frame>
        <draw:frame draw:id="id85" presentation:style-name="a733" draw:name="Marcador de contenido 2" svg:x="0.91667in" svg:y="1.99653in" svg:width="11.5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02" text:class-names="">Uso</text:span><text:span text:style-name="a703" text:class-names=""><text:s text:c="1"/></text:span><text:span text:style-name="a704" text:class-names="">de</text:span><text:span text:style-name="a705" text:class-names=""><text:s text:c="1"/></text:span><text:span text:style-name="a706" text:class-names="">loading</text:span><text:span text:style-name="a707" text:class-names="">=“</text:span><text:span text:style-name="a708" text:class-names="">lazy</text:span><text:span text:style-name="a709" text:class-names="">”;<text:s text:c="1"/></text:span><text:span text:style-name="a710" text:class-names="">tanto para audios y vídeos.</text:span></text:p>
              </text:list-item>
            </text:list>
            <text:list text:style-name="a732">
              <text:list-item>
                <text:p text:style-name="a731" text:class-names="" text:cond-style-name=""><text:span text:style-name="a713" text:class-names="">Hacer</text:span><text:span text:style-name="a714" text:class-names=""><text:s text:c="1"/></text:span><text:span text:style-name="a715" text:class-names="">pruebas</text:span><text:span text:style-name="a716" text:class-names=""><text:s text:c="1"/></text:span><text:span text:style-name="a717" text:class-names="">de</text:span><text:span text:style-name="a718" text:class-names=""><text:s text:c="1"/></text:span><text:span text:style-name="a719" text:class-names="">rendimiento</text:span><text:span text:style-name="a720" text:class-names=""><text:s text:c="1"/></text:span><text:span text:style-name="a721" text:class-names="">para</text:span><text:span text:style-name="a722" text:class-names=""><text:s text:c="1"/></text:span><text:span text:style-name="a723" text:class-names="">garantizar</text:span><text:span text:style-name="a724" text:class-names=""><text:s text:c="1"/></text:span><text:span text:style-name="a725" text:class-names="">una</text:span><text:span text:style-name="a726" text:class-names=""><text:s text:c="1"/></text:span><text:span text:style-name="a727" text:class-names="">buena</text:span><text:span text:style-name="a728" text:class-names=""><text:s text:c="1"/></text:span><text:span text:style-name="a729" text:class-names="">experiencia al usuario.</text:span><text:span text:style-name="a730" text:class-names=""/></text:p>
              </text:list-item>
            </text:list>
          </draw:text-box>
          <svg:title/>
          <svg:desc/>
        </draw:frame>
      </draw:page>
      <draw:page draw:name="Slide12" draw:style-name="a735" draw:master-page-name="Master1-Layout2-obj-Título-y-objetos" presentation:presentation-page-layout-name="Master1-PPL2" draw:id="Slide-267">
        <draw:frame draw:id="id86" presentation:style-name="a739" draw:name="Título 1" svg:x="0.91667in" svg:y="0.39931in" svg:width="11.5in" svg:height="1.44965in" presentation:class="title" presentation:placeholder="false">
          <draw:text-box>
            <text:p text:style-name="a738" text:class-names="" text:cond-style-name=""><text:span text:style-name="a736" text:class-names="">10. RESUMEN</text:span><text:span text:style-name="a737" text:class-names=""/></text:p>
          </draw:text-box>
          <svg:title/>
          <svg:desc/>
        </draw:frame>
        <draw:frame draw:id="id87" presentation:style-name="a770" draw:name="Marcador de contenido 2" svg:x="0.91667in" svg:y="1.99653in" svg:width="11.5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0" text:class-names="">Loading</text:span><text:span text:style-name="a741" text:class-names="">=“</text:span><text:span text:style-name="a742" text:class-names="">lazy</text:span><text:span text:style-name="a743" text:class-names="">”</text:span></text:p>
              </text:list-item>
            </text:list>
            <text:list text:style-name="a752">
              <text:list-item>
                <text:p text:style-name="a751" text:class-names="" text:cond-style-name=""><text:span text:style-name="a746" text:class-names="">Para</text:span><text:span text:style-name="a747" text:class-names=""><text:s text:c="1"/></text:span><text:span text:style-name="a748" text:class-names="">imágenes vídeos e<text:s text:c="1"/></text:span><text:span text:style-name="a749" text:class-names="">iframes</text:span><text:span text:style-name="a750" text:class-names=""/></text:p>
              </text:list-item>
            </text:list>
            <text:list text:style-name="a764">
              <text:list-item>
                <text:p text:style-name="a763" text:class-names="" text:cond-style-name=""><text:span text:style-name="a753" text:class-names="">Hacer</text:span><text:span text:style-name="a754" text:class-names=""><text:s text:c="1"/></text:span><text:span text:style-name="a755" text:class-names="">uso</text:span><text:span text:style-name="a756" text:class-names=""><text:s text:c="1"/></text:span><text:span text:style-name="a757" text:class-names="">correcto</text:span><text:span text:style-name="a758" text:class-names=""><text:s text:c="1"/></text:span><text:span text:style-name="a759" text:class-names="">y</text:span><text:span text:style-name="a760" text:class-names=""><text:s text:c="1"/></text:span><text:span text:style-name="a761" text:class-names="">cuidadoso.</text:span><text:span text:style-name="a762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65" text:class-names="">Mejora el rendimiento pero puede<text:s text:c="1"/></text:span><text:span text:style-name="a766" text:class-names="">tener problemas</text:span><text:span text:style-name="a76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ed7d31" draw:end-color="#f4b183" draw:start-intensity="100%" draw:end-intensity="100%"/>
    <draw:gradient draw:name="a527" draw:style="radial" draw:cx="50%" draw:cy="50%" draw:start-color="#ed7d31" draw:end-color="#f4b183" draw:start-intensity="100%" draw:end-intensity="100%"/>
    <draw:gradient draw:name="a404" draw:style="radial" draw:cx="50%" draw:cy="50%" draw:start-color="#ed7d31" draw:end-color="#f4b183" draw:start-intensity="100%" draw:end-intensity="100%"/>
    <draw:gradient draw:name="a322" draw:style="radial" draw:cx="50%" draw:cy="50%" draw:start-color="#ed7d31" draw:end-color="#f4b183" draw:start-intensity="100%" draw:end-intensity="100%"/>
    <draw:gradient draw:name="a488" draw:style="radial" draw:cx="50%" draw:cy="50%" draw:start-color="#ed7d31" draw:end-color="#f4b183" draw:start-intensity="100%" draw:end-intensity="100%"/>
    <draw:gradient draw:name="a258" draw:style="radial" draw:cx="50%" draw:cy="50%" draw:start-color="#ed7d31" draw:end-color="#f4b183" draw:start-intensity="100%" draw:end-intensity="100%"/>
    <draw:gradient draw:name="a734" draw:style="radial" draw:cx="50%" draw:cy="50%" draw:start-color="#ed7d31" draw:end-color="#f4b183" draw:start-intensity="100%" draw:end-intensity="100%"/>
    <draw:gradient draw:name="a92" draw:style="radial" draw:cx="50%" draw:cy="50%" draw:start-color="#ed7d31" draw:end-color="#f4b183" draw:start-intensity="100%" draw:end-intensity="100%"/>
    <draw:gradient draw:name="a297" draw:style="radial" draw:cx="50%" draw:cy="50%" draw:start-color="#ed7d31" draw:end-color="#f4b183" draw:start-intensity="100%" draw:end-intensity="100%"/>
    <draw:gradient draw:name="a57" draw:style="radial" draw:cx="50%" draw:cy="50%" draw:start-color="#ed7d31" draw:end-color="#f4b183" draw:start-intensity="100%" draw:end-intensity="100%"/>
    <draw:gradient draw:name="a0" draw:style="radial" draw:cx="50%" draw:cy="50%" draw:start-color="#ed7d31" draw:end-color="#f4b183" draw:start-intensity="100%" draw:end-intensity="100%"/>
    <draw:gradient draw:name="a244" draw:style="radial" draw:cx="50%" draw:cy="50%" draw:start-color="#ed7d31" draw:end-color="#f4b183" draw:start-intensity="100%" draw:end-intensity="100%"/>
    <draw:gradient draw:name="a545" draw:style="radial" draw:cx="50%" draw:cy="50%" draw:start-color="#ed7d31" draw:end-color="#f4b183" draw:start-intensity="100%" draw:end-intensity="100%"/>
    <draw:gradient draw:name="a508" draw:style="radial" draw:cx="50%" draw:cy="50%" draw:start-color="#ed7d31" draw:end-color="#f4b183" draw:start-intensity="100%" draw:end-intensity="100%"/>
    <draw:gradient draw:name="a652" draw:style="radial" draw:cx="50%" draw:cy="50%" draw:start-color="#ed7d31" draw:end-color="#f4b183" draw:start-intensity="100%" draw:end-intensity="100%"/>
    <draw:gradient draw:name="a392" draw:style="radial" draw:cx="50%" draw:cy="50%" draw:start-color="#ed7d31" draw:end-color="#f4b183" draw:start-intensity="100%" draw:end-intensity="100%"/>
    <draw:gradient draw:name="a587" draw:style="radial" draw:cx="50%" draw:cy="50%" draw:start-color="#ed7d31" draw:end-color="#f4b183" draw:start-intensity="100%" draw:end-intensity="100%"/>
    <draw:gradient draw:name="a357" draw:style="radial" draw:cx="50%" draw:cy="50%" draw:start-color="#ed7d31" draw:end-color="#f4b183" draw:start-intensity="100%" draw:end-intensity="100%"/>
    <draw:gradient draw:name="a696" draw:style="radial" draw:cx="50%" draw:cy="50%" draw:start-color="#ed7d31" draw:end-color="#f4b183" draw:start-intensity="100%" draw:end-intensity="100%"/>
    <draw:gradient draw:name="a465" draw:style="radial" draw:cx="50%" draw:cy="50%" draw:start-color="#ed7d31" draw:end-color="#f4b183" draw:start-intensity="100%" draw:end-intensity="100%"/>
    <draw:gradient draw:name="a166" draw:style="radial" draw:cx="50%" draw:cy="50%" draw:start-color="#ed7d31" draw:end-color="#f4b183" draw:start-intensity="100%" draw:end-intensity="100%"/>
    <draw:gradient draw:name="a573" draw:style="radial" draw:cx="50%" draw:cy="50%" draw:start-color="#ed7d31" draw:end-color="#f4b183" draw:start-intensity="100%" draw:end-intensity="100%"/>
    <draw:gradient draw:name="a35" draw:style="radial" draw:cx="50%" draw:cy="50%" draw:start-color="#ed7d31" draw:end-color="#f4b183" draw:start-intensity="100%" draw:end-intensity="100%"/>
    <draw:gradient draw:name="a114" draw:style="radial" draw:cx="50%" draw:cy="50%" draw:start-color="#ed7d31" draw:end-color="#f4b183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7-28T16:50:34Z</meta:creation-date>
    <dc:date>2024-07-28T16:50:39Z</dc:date>
    <meta:editing-cycles>1</meta:editing-cycles>
    <meta:editing-duration>PT4S</meta:editing-duration>
    <meta:document-statistic meta:paragraph-count="50" meta:word-count="349"/>
  </office:meta>
</office:document-meta>
</file>